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dImage module architecture</text:p>
      <text:p text:style-name="Standard"/>
      <text:p text:style-name="Standard">Without getting into details of the FID format, which are not fundamental to the operation of Recon, I'll describe here qualitatively what FidImage provides to the user. Essentially, a FidImage object gives volume data in four dimensions:</text:p>
      <text:p text:style-name="Standard"/>
      <text:p text:style-name="Standard">a number of volumes</text:p>
      <text:p text:style-name="Standard">per volume, a number a slices</text:p>
      <text:p text:style-name="Standard">per slice, a number of PE-lines</text:p>
      <text:p text:style-name="Standard">per PE line, a number of FE read-outs</text:p>
      <text:p text:style-name="Standard"/>
      <text:p text:style-name="Standard">Thus, the result of print image.data.shape would be (nvol, nslice, n_pe_true, n_fe_true) (see below for variable name descriptions).</text:p>
      <text:p text:style-name="Standard"/>
      <text:p text:style-name="Standard">In addition to the volume image array, FidImage also gives any reference volumes taken, as well as any navigator lines. In the case of the former, the dimensions of the array would be </text:p>
      <text:p text:style-name="Standard">(nvol, nslice, n_nav, n_fe), giving nav lines per slice, per image.</text:p>
      <text:p text:style-name="Standard"/>
      <text:p text:style-name="Standard">For all arrays, PE lines are reordered, and FE points time-reversed, if appropriate for the scan sequence.</text:p>
      <text:p text:style-name="Standard"/>
      <text:p text:style-name="P1">Procpar Handling</text:p>
      <text:p text:style-name="Standard">When instantiating a FidImage object, the constructor first loads the parameters from the “procpar” file, which is part of the Varian FID output. This is handled by the ProcPar class, which parses the file section per section. Any ProcPar object is a giant read-only Python dictionary, which after parsing contains entries corresponding to every section in the procpar file. Thus the procpar sections in the file that might look like this:</text:p>
      <text:p text:style-name="Standard">...</text:p>
      <text:p text:style-name="Standard">celem 1 1 9.99999984307e+17 -9.99999984307e+17 0 2 1 0 1 64</text:p>
      <text:p text:style-name="Standard">1 3 </text:p>
      <text:p text:style-name="Standard">0 </text:p>
      <text:p text:style-name="Standard">cntr 7 1 32767 0 0 2 1 0 1 64</text:p>
      <text:p text:style-name="Standard">3 0 1 1 </text:p>
      <text:p text:style-name="Standard">0 </text:p>
      <text:p text:style-name="Standard">contrast 4 2 4 0 0 2 1 0 1 64</text:p>
      <text:p text:style-name="Standard">1 "n"</text:p>
      <text:p text:style-name="Standard">0 </text:p>
      <text:p text:style-name="Standard">...</text:p>
      <text:p text:style-name="Standard">are loaded into the procpar dictionary as:</text:p>
      <text:p text:style-name="Standard"/>
      <text:p text:style-name="Standard">{..., 'celem': (3,), 'cntr': (0, 1, 1), 'contrast', (“n”,), ... }</text:p>
      <text:p text:style-name="Standard"/>
      <text:p text:style-name="Standard">Thus each literal parameter name in the procpar file can be used to query a ProcPar dictionary, as procpar_obj.get('param-name'), procpar_obj['param-name'], or as names of attributes, as in the following code:</text:p>
      <text:p text:style-name="Standard"/>
      <text:p text:style-name="Standard"><text:s text:c="8"/>self.n_fe = procpar_obj.np[0]</text:p>
      <text:p text:style-name="Standard"><text:s text:c="8"/>self.n_pe = procpar_obj.nv[0]</text:p>
      <text:p text:style-name="Standard"><text:s text:c="8"/>self.petable_name = procpar_obj.petable[0]</text:p>
      <text:p text:style-name="Standard"/>
      <text:p text:style-name="Standard">A note to C programmers: these lines appear to be setting instance variables to the zeroth points in various arrays. In truth, the index is acting on the list returned from the dictionary query (in the attribute-access form of procpar_obj.param).</text:p>
      <text:p text:style-name="Standard">After loading the information from procpar into the dictionary, the ProcParImageMixin class redefines important data as more intelligible variable names. Since FidImage inherits from ProcParImageMixin, these variables are visible to FidImage. Both ProcParImageMixin and ProcPar are found in the ProcPar.py module.</text:p>
      <text:p text:style-name="Standard"/>
      <text:p text:style-name="P1">Summary of FidImage data</text:p>
      <text:p text:style-name="Standard"/>
      <text:p text:style-name="Standard">class FidImage (BaseImage, ProcParImageMixin)</text:p>
      <text:p text:style-name="Standard"/>
      <text:p text:style-name="P2"><text:span text:style-name="T1">data: </text:span><text:tab/><text:tab/></text:p>
      <text:p text:style-name="P2"><text:tab/>A rank 4 array containing time-domain data. This array is </text:p>
      <text:p text:style-name="P2"><text:tab/>dimensioned as data(nvol,nslice,n_pe_true,n_fe_true) where nvol </text:p>
      <text:p text:style-name="P2"><text:tab/>is the number of volumes, nslice is the number of slices per volume,</text:p>
      <text:p text:style-name="P2"><text:tab/>n_pe_true is the number of phase-encode lines and n_fe_true is the</text:p>
      <text:p text:style-name="P2"><text:tab/>number read-out points.</text:p>
      <text:p text:style-name="P2"/>
      <text:p text:style-name="P3">nav_data: </text:p>
      <text:p text:style-name="P2"><text:tab/>A rank 4 array containing time-domain data for the navigator</text:p>
      <text:p text:style-name="P2"><text:s text:c="10"/><text:tab/>echoes of the image data. This array is dimensioned as </text:p>
      <text:p text:style-name="P2"><text:s text:c="10"/><text:tab/>nav_data(nvol,nslice,nav_per_slice,n_fe_true).</text:p>
      <text:p text:style-name="P2"/>
      <text:p text:style-name="P3">ref_data: </text:p>
      <text:p text:style-name="P2"><text:tab/>A rank 4 array containing time-domain reference scan data </text:p>
      <text:p text:style-name="P2"><text:s text:c="9"/><text:tab/>(phase-encode gradients are kept at zero). This array is dimensioned </text:p>
      <text:p text:style-name="P2"><text:s text:c="10"/><text:tab/>as ref_data(nslice,n_pe_true,n_fe_true). </text:p>
      <text:p text:style-name="P2"/>
      <text:p text:style-name="P3">ref_nav_data: </text:p>
      <text:p text:style-name="P2"><text:tab/>A rank 4 array containing time-domain data for the </text:p>
      <text:p text:style-name="P2"><text:s text:c="10"/><text:tab/>navigator echoes of the reference scan data which is dimensioned as </text:p>
      <text:p text:style-name="P2"><text:s text:c="10"/><text:tab/>ref_nav_data(nslice,nav_per_slice,n_fe_true).</text:p>
      <text:p text:style-name="P2"/>
      <text:p text:style-name="P2"><text:span text:style-name="T1">nav_per_slice</text:span><text:tab/>#number of navigator lines per slice</text:p>
      <text:p text:style-name="P2"><text:span text:style-name="T1">n_pe<text:tab/></text:span><text:tab/>#number of phase-encode lines (includes 2 navigator lines)</text:p>
      <text:p text:style-name="P2">n_pe_true<text:tab/>#true number of phase-encode lines in a slice (n_pe_true - navigator lines)</text:p>
      <text:p text:style-name="P2">n_fe_true<text:tab/>#number of complex frequency-encode points in a pe-line</text:p>
      <text:p text:style-name="P2">n_fe <text:tab/><text:tab/>#number of data points (n_fe * 2)</text:p>
      <text:p text:style-name="P2">nslice<text:tab/><text:tab/>#number of slices in a volume</text:p>
      <text:p text:style-name="P2">pulse_sequence<text:tab/>#may be 'epi', 'epidw', 'epidw_se', etc</text:p>
      <text:p text:style-name="P2">nvol<text:tab/><text:tab/>#number of volumes in the data set</text:p>
      <text:p text:style-name="P2">nvol_true<text:tab/>#number of volumes including reference volumes</text:p>
      <text:p text:style-name="P2">numrefs<text:tab/># := nvol_true - nvol</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meta:creation-date>2006-01-30T11:50:54</meta:creation-date>
    <dc:date>2006-02-15T12:24:46</dc:date>
    <dc:language>en-US</dc:language>
    <meta:editing-cycles>10</meta:editing-cycles>
    <meta:editing-duration>PT1H54M58S</meta:editing-duration>
    <meta:user-defined meta:name="Info 1"/>
    <meta:user-defined meta:name="Info 2"/>
    <meta:user-defined meta:name="Info 3"/>
    <meta:user-defined meta:name="Info 4"/>
    <meta:document-statistic meta:table-count="0" meta:image-count="0" meta:object-count="0" meta:page-count="2" meta:paragraph-count="61" meta:word-count="682" meta:character-count="3947"/>
  </office:meta>
</office:document-meta>
</file>